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 fo:padding-left="0in" fo:padding-right="0in" fo:padding-top="0in" fo:padding-bottom="0.028in" fo:border-left="none" fo:border-right="none" fo:border-top="none" fo:border-bottom="0.26pt solid #000001" style:shadow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6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21b2cc"/>
    </style:style>
    <style:style style:name="P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1e8b2d"/>
    </style:style>
    <style:style style:name="P10" style:family="paragraph" style:parent-style-name="Standard">
      <style:text-properties officeooo:paragraph-rsid="0022c9e6"/>
    </style:style>
    <style:style style:name="P11" style:family="paragraph" style:parent-style-name="Standard">
      <style:text-properties officeooo:paragraph-rsid="0022fc82"/>
    </style:style>
    <style:style style:name="P12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rsid="001e8b2d" officeooo:paragraph-rsid="00316d2c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2b1a21"/>
    </style:style>
    <style:style style:name="P14" style:family="paragraph" style:parent-style-name="Standard" style:list-style-name="L1">
      <style:paragraph-properties>
        <style:tab-stops/>
      </style:paragraph-properties>
      <style:text-properties officeooo:paragraph-rsid="00316d2c"/>
    </style:style>
    <style:style style:name="P15" style:family="paragraph" style:parent-style-name="Standard" style:list-style-name="L2">
      <style:paragraph-properties>
        <style:tab-stops/>
      </style:paragraph-properties>
      <style:text-properties officeooo:paragraph-rsid="0021b2cc"/>
    </style:style>
    <style:style style:name="P16" style:family="paragraph" style:parent-style-name="Standard" style:list-style-name="L3">
      <style:paragraph-properties>
        <style:tab-stops/>
      </style:paragraph-properties>
      <style:text-properties officeooo:paragraph-rsid="0021b2cc"/>
    </style:style>
    <style:style style:name="P17" style:family="paragraph" style:parent-style-name="Standard" style:list-style-name="L4">
      <style:paragraph-properties>
        <style:tab-stops/>
      </style:paragraph-properties>
      <style:text-properties officeooo:paragraph-rsid="0021b2cc"/>
    </style:style>
    <style:style style:name="P18" style:family="paragraph" style:parent-style-name="Standard" style:list-style-name="L5">
      <style:paragraph-properties>
        <style:tab-stops/>
      </style:paragraph-properties>
      <style:text-properties officeooo:paragraph-rsid="0021b2cc"/>
    </style:style>
    <style:style style:name="P19" style:family="paragraph" style:parent-style-name="Standard" style:list-style-name="L6">
      <style:paragraph-properties>
        <style:tab-stops/>
      </style:paragraph-properties>
      <style:text-properties officeooo:paragraph-rsid="0021b2cc"/>
    </style:style>
    <style:style style:name="P20" style:family="paragraph" style:parent-style-name="Standard" style:list-style-name="L7">
      <style:paragraph-properties>
        <style:tab-stops/>
      </style:paragraph-properties>
      <style:text-properties officeooo:paragraph-rsid="0021b2cc"/>
    </style:style>
    <style:style style:name="P21" style:family="paragraph" style:parent-style-name="Standard" style:list-style-name="L8">
      <style:paragraph-properties>
        <style:tab-stops/>
      </style:paragraph-properties>
      <style:text-properties officeooo:paragraph-rsid="0021b2cc"/>
    </style:style>
    <style:style style:name="P22" style:family="paragraph" style:parent-style-name="Standard" style:list-style-name="L9">
      <style:paragraph-properties>
        <style:tab-stops/>
      </style:paragraph-properties>
      <style:text-properties officeooo:paragraph-rsid="0021b2cc"/>
    </style:style>
    <style:style style:name="P23" style:family="paragraph" style:parent-style-name="Standard" style:list-style-name="L10">
      <style:paragraph-properties>
        <style:tab-stops/>
      </style:paragraph-properties>
      <style:text-properties officeooo:paragraph-rsid="0021b2cc"/>
    </style:style>
    <style:style style:name="P24" style:family="paragraph" style:parent-style-name="Standard" style:list-style-name="L11">
      <style:paragraph-properties>
        <style:tab-stops/>
      </style:paragraph-properties>
      <style:text-properties officeooo:paragraph-rsid="0021b2cc"/>
    </style:style>
    <style:style style:name="P25" style:family="paragraph" style:parent-style-name="Standard" style:list-style-name="L1">
      <style:paragraph-properties>
        <style:tab-stops/>
      </style:paragraph-properties>
      <style:text-properties officeooo:rsid="001e8b2d" officeooo:paragraph-rsid="00316d2c"/>
    </style:style>
    <style:style style:name="P26" style:family="paragraph" style:parent-style-name="Standard" style:list-style-name="L12"/>
    <style:style style:name="P27" style:family="paragraph" style:parent-style-name="Standard" style:list-style-name="L13"/>
    <style:style style:name="P28" style:family="paragraph" style:parent-style-name="Standard" style:list-style-name="L14"/>
    <style:style style:name="P29" style:family="paragraph" style:parent-style-name="Standard" style:list-style-name="L15"/>
    <style:style style:name="P30" style:family="paragraph" style:parent-style-name="Standard" style:list-style-name="L16"/>
    <style:style style:name="P31" style:family="paragraph" style:parent-style-name="Standard" style:list-style-name="L17"/>
    <style:style style:name="P32" style:family="paragraph" style:parent-style-name="Standard" style:list-style-name="L18"/>
    <style:style style:name="P33" style:family="paragraph" style:parent-style-name="Standard" style:list-style-name="L19"/>
    <style:style style:name="P34" style:family="paragraph" style:parent-style-name="Standard" style:list-style-name="L19">
      <style:text-properties officeooo:rsid="0022c9e6" officeooo:paragraph-rsid="0022c9e6"/>
    </style:style>
    <style:style style:name="P35" style:family="paragraph" style:parent-style-name="Standard" style:list-style-name="L20"/>
    <style:style style:name="P36" style:family="paragraph" style:parent-style-name="Standard" style:list-style-name="L21"/>
    <style:style style:name="P37" style:family="paragraph" style:parent-style-name="Standard" style:list-style-name="L22"/>
    <style:style style:name="P38" style:family="paragraph" style:parent-style-name="Standard" style:list-style-name="L23"/>
    <style:style style:name="P39" style:family="paragraph" style:parent-style-name="Standard" style:list-style-name="L24"/>
    <style:style style:name="P40" style:family="paragraph" style:parent-style-name="Standard" style:list-style-name="L25">
      <style:text-properties officeooo:paragraph-rsid="0022c9e6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21b2cc"/>
    </style:style>
    <style:style style:name="T3" style:family="text">
      <style:text-properties officeooo:rsid="0022c9e6"/>
    </style:style>
    <style:style style:name="T4" style:family="text">
      <style:text-properties officeooo:rsid="002651b1"/>
    </style:style>
    <style:style style:name="T5" style:family="text">
      <style:text-properties officeooo:rsid="002a135a"/>
    </style:style>
    <style:style style:name="T6" style:family="text">
      <style:text-properties officeooo:rsid="002b1a21"/>
    </style:style>
    <style:style style:name="T7" style:family="text">
      <style:text-properties officeooo:rsid="002bebff"/>
    </style:style>
    <style:style style:name="T8" style:family="text">
      <style:text-properties officeooo:rsid="002dab11"/>
    </style:style>
    <style:style style:name="T9" style:family="text">
      <style:text-properties officeooo:rsid="002e13b8"/>
    </style:style>
    <style:style style:name="T10" style:family="text">
      <style:text-properties officeooo:rsid="002fb1f2"/>
    </style:style>
    <style:style style:name="T11" style:family="text">
      <style:text-properties officeooo:rsid="001fa204"/>
    </style:style>
    <style:style style:name="T12" style:family="text">
      <style:text-properties officeooo:rsid="00329fc1"/>
    </style:style>
    <style:style style:name="T13" style:family="text">
      <style:text-properties officeooo:rsid="00339b96"/>
    </style:style>
    <style:style style:name="T14" style:family="text">
      <style:text-properties officeooo:rsid="00344919"/>
    </style:style>
    <style:style style:name="T15" style:family="text">
      <style:text-properties officeooo:rsid="003754fa"/>
    </style:style>
    <style:style style:name="T16" style:family="text">
      <style:text-properties officeooo:rsid="003afa6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1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1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3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1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1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3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2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2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3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3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3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3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4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4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3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5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5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5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5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5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5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5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5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3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6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6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6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6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6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6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6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6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WW_5f_CharLFO3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7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7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7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7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7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7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7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7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WW_5f_CharLFO3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8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8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8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8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8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8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8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8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WW_5f_CharLFO3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9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9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9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9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9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9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9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9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WW_5f_CharLFO4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0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40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40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0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40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40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0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40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WW_5f_CharLFO4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4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41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4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41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4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WW_5f_CharLFO4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4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42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4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42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4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Default_20_Paragraph_20_Font"><text:span text:style-name="T1">Nicholas Santiago</text:span></text:span><text:line-break/><text:span text:style-name="T7">https://</text:span><text:span text:style-name="T6">nicholas.santiago.wtf :: </text:span>yo@santiago.wtf :: <text:span text:style-name="T14">https://</text:span><text:span text:style-name="T6">github.com/santiagon610</text:span></text:p>
      <text:p text:style-name="P1"/>
      <text:p text:style-name="P2"/>
      <text:p text:style-name="P3">Objective</text:p>
      <text:p text:style-name="P7">To take over the world.</text:p>
      <text:p text:style-name="P3"/>
      <text:p text:style-name="P3">Relevant Professional Experience</text:p>
      <text:p text:style-name="P12"><text:span text:style-name="T16">The </text:span><text:span text:style-name="T5">Cigna </text:span><text:span text:style-name="T16">Group</text:span><text:span text:style-name="T5"><text:tab/><text:tab/><text:tab/><text:tab/></text:span><text:tab/><text:tab/>USA – Remote – Full-Time<text:line-break/>Architecture Senior <text:span text:style-name="T2">Advisor<text:tab/></text:span><text:tab/><text:tab/><text:tab/><text:tab/>October, 2019 to <text:span text:style-name="T13">Present</text:span></text:p>
      <text:list text:style-name="L1">
        <text:list-item>
          <text:p text:style-name="P14">Adopted a cloud-native architecture for customer-facing web portals at a global healthcare service provider, harnessing Docker, Kubernetes, Red Hat OpenShift, and offerings from Amazon Web Services.</text:p>
        </text:list-item>
        <text:list-item>
          <text:p text:style-name="P25">Designed zero-touch CI/CD pipelines for customer-facing web portals at a global healthcare service provider, harnessing GitHub, GitHub Actions, GitLab, Tekton, Jenkins, Red Hat OpenShift, and AWS Elastic Kubernetes Service.</text:p>
        </text:list-item>
      </text:list>
      <text:list text:style-name="L2">
        <text:list-item>
          <text:p text:style-name="P15"><text:span text:style-name="T11">Programmatically provisioned </text:span><text:span text:style-name="T5">cloud and on-premise resources</text:span><text:span text:style-name="T11"> using Terraform, ensuring a homogeneous environment across various the various levels of the software development lifecycle.</text:span></text:p>
        </text:list-item>
      </text:list>
      <text:list text:style-name="L3">
        <text:list-item>
          <text:p text:style-name="P16">Seamlessly migrated applications from legacy virtual machine-driven applications to containerized applications in a combination of public and private clouds.</text:p>
        </text:list-item>
        <text:list-item>
          <text:p text:style-name="P16">Directly managed a team of early-career associates entering the <text:span text:style-name="T12">technology</text:span> workforce.</text:p>
        </text:list-item>
      </text:list>
      <text:p text:style-name="P7"/>
      <text:p text:style-name="P8"><text:span text:style-name="T16">The Cigna Group</text:span><text:tab/><text:tab/><text:tab/><text:tab/><text:tab/><text:tab/>USA – Remote – Full-Time <text:line-break/>Architecture Advisor<text:tab/><text:tab/><text:tab/><text:tab/><text:tab/><text:tab/>July, 2018 to October, 2019</text:p>
      <text:list text:style-name="L4">
        <text:list-item>
          <text:p text:style-name="P17">Created continuous integration and continuous delivery pipelines for over three hundred deployable artifacts, serving over twenty scrum teams.</text:p>
        </text:list-item>
        <text:list-item>
          <text:p text:style-name="P17">Designed the data flow for a new iteration of customer-facing web applications.</text:p>
        </text:list-item>
      </text:list>
      <text:list text:style-name="L5">
        <text:list-item>
          <text:p text:style-name="P18">Provided support to onsite and offshore developers.</text:p>
        </text:list-item>
      </text:list>
      <text:p text:style-name="P7"/>
      <text:p text:style-name="P7"><text:span text:style-name="T16">The Cigna Group</text:span><text:tab/><text:tab/><text:tab/><text:tab/><text:tab/><text:tab/>USA – Remote – Full-Time</text:p>
      <text:p text:style-name="P8">Infrastructure Engineer Sr. Specialist<text:tab/><text:tab/><text:tab/>June, 2016 to June, 2018</text:p>
      <text:list text:style-name="L6">
        <text:list-item>
          <text:p text:style-name="P19">Automated processes and improved efficiency in the deployment of middleware applications being used by Cigna and its trading partners.</text:p>
        </text:list-item>
        <text:list-item>
          <text:p text:style-name="P19">Created the build and deployment pipeline for a new stack of software applications being built on Node.JS and Spring Boot, with automated configuration for Nginx and HA Proxy in all levels of the software development life cycle.</text:p>
        </text:list-item>
        <text:list-item>
          <text:p text:style-name="P19">Adopted and led a scrum team in an early iteration of Agile within the enterprise.</text:p>
        </text:list-item>
      </text:list>
      <text:p text:style-name="P7"/>
      <text:p text:style-name="P7">Pro Unlimited @ <text:span text:style-name="T16">The Cigna Group</text:span><text:tab/><text:tab/><text:tab/><text:tab/>USA – Remote – Contract</text:p>
      <text:p text:style-name="P8">Infrastructure Engineer Sr. Specialist<text:tab/><text:tab/><text:tab/>June, 2016 to June, 2017</text:p>
      <text:list text:style-name="L7">
        <text:list-item>
          <text:p text:style-name="P20">Automated processes and improved efficiency in the deployment of middleware applications being used by Cigna and its trading partners.</text:p>
        </text:list-item>
        <text:list-item>
          <text:p text:style-name="P20">Created the build and deployment pipeline for a new stack of software applications being built on Node.JS and Spring Boot, with automated configuration for Nginx and HA Proxy in all levels of the software development life cycle.</text:p>
        </text:list-item>
      </text:list>
      <text:p text:style-name="P4">Nicholas Santiago<text:tab/><text:tab/><text:tab/><text:tab/><text:tab/><text:tab/><text:tab/><text:tab/><text:tab/><text:tab/><text:tab/>Page 2</text:p>
      <text:p text:style-name="P3">Relevant Professional Experience, continued</text:p>
      <text:p text:style-name="P9"/>
      <text:p text:style-name="P9">ProctorFree, Inc.<text:tab/><text:tab/><text:tab/><text:tab/><text:tab/><text:tab/>USA – Remote – Contract</text:p>
      <text:p text:style-name="P8">DevOps Engineer<text:tab/><text:tab/><text:tab/><text:tab/><text:tab/><text:tab/>April, 2015 to April, 2016</text:p>
      <text:list text:style-name="L8">
        <text:list-item>
          <text:p text:style-name="P21"><text:span text:style-name="T2">M</text:span>aintained the public and private cloud server infrastructure of a web application service provider, working with colleges, universities, and accreditation agencies.</text:p>
        </text:list-item>
        <text:list-item>
          <text:p text:style-name="P21">Evaluated and implemented various tools for systematizing and automating new services, packaging and deployment of code and system updates.</text:p>
        </text:list-item>
        <text:list-item>
          <text:p text:style-name="P21">Implemented redundant high availability to the company's cloud, allowing their software stack to survive maintenance and outage scenarios.</text:p>
        </text:list-item>
      </text:list>
      <text:p text:style-name="P7"/>
      <text:p text:style-name="P8">RealTech, LLC<text:tab/><text:tab/><text:tab/><text:tab/><text:tab/><text:tab/>USA – Remote – Full-Time<text:line-break/>Linux Systems Administrator<text:tab/><text:tab/><text:tab/><text:tab/><text:tab/>March, 2014 to July, 2014</text:p>
      <text:list text:style-name="L9">
        <text:list-item>
          <text:p text:style-name="P22">Maintained the public and private cloud server infrastructure of a web application service provider, directly providing service to mortgage companies throughout North America.</text:p>
        </text:list-item>
        <text:list-item>
          <text:p text:style-name="P22">Installed and rebuilt servers, configured hardware, peripherals, services, settings, directories, storage, etc. in accordance with standards and operational requirements.</text:p>
        </text:list-item>
        <text:list-item>
          <text:p text:style-name="P22">Performed daily system monitoring, verified the integrity and availability of all server resources, systems and key processes, reviewed system and application logs, and verified completion of scheduled jobs.</text:p>
        </text:list-item>
        <text:list-item>
          <text:p text:style-name="P22">Applied operating system and package patches and upgrades on a regular basis, and upgrade administrative tools and utilities. Configured and added new services as were necessary.</text:p>
        </text:list-item>
      </text:list>
      <text:p text:style-name="P3"/>
      <text:p text:style-name="P7">iFAX Solutions<text:tab/><text:tab/><text:tab/><text:tab/><text:tab/><text:tab/>Norristown, Pennsylvania – Full-Time</text:p>
      <text:p text:style-name="P8">Technical Support Engineer<text:tab/><text:tab/><text:tab/><text:tab/><text:tab/>December, 2012 to September, 2013</text:p>
      <text:list text:style-name="L10">
        <text:list-item>
          <text:p text:style-name="P23">Provided support to customers and integration partners on the evaluation, purchase and implementation of enterprise-grade facsimile server software.</text:p>
        </text:list-item>
        <text:list-item>
          <text:p text:style-name="P23">Integrated facsimile server software with varying PBX platforms, including Cisco Unified Call Manager, Avaya Aura, Nortel BCM, Asterisk, and Switchvox.</text:p>
        </text:list-item>
        <text:list-item>
          <text:p text:style-name="P23">Troubleshot operating-system-level and network-level issues with customer systems running various versions of enterprise facsimile server software on varied distributions and versions of Linux.</text:p>
        </text:list-item>
        <text:list-item>
          <text:p text:style-name="P23">Built and upgraded custom telephony and facsimile servers to facilitate orders received by customers.</text:p>
        </text:list-item>
      </text:list>
      <text:p text:style-name="P5"/>
      <text:p text:style-name="P7">Community Action of the Lehigh Valley<text:tab/><text:tab/><text:tab/>Bethlehem, Pennsylvania – Full-Time </text:p>
      <text:p text:style-name="P8">Director of Information Technologies <text:tab/><text:tab/><text:tab/>October, 2003 to December, 2012</text:p>
      <text:list text:style-name="L11">
        <text:list-item>
          <text:p text:style-name="P24">Served as the Chief Technology Officer for the largest non-profit human services agency in Pennsylvania's Lehigh Valley region, serving the third largest metropolitan region in the Commonwealth.</text:p>
        </text:list-item>
        <text:list-item>
          <text:p text:style-name="P24">Composed and implemented strategic technology plans, setting the agency's technological goals to match with the overall strategic plan as approved by the Board of Directors.</text:p>
        </text:list-item>
        <text:list-item>
          <text:p text:style-name="P24">Implemented strategic plans for the use and evolution of technology within the agency, employing the use of Cloud software, platform and infrastructure solutions.</text:p>
        </text:list-item>
        <text:list-item>
          <text:p text:style-name="P24">Supervised a staff of three, served as the senior Linux system administrator and assisted the Windows system administrator.</text:p>
        </text:list-item>
        <text:list-item>
          <text:p text:style-name="P24">Implemented and enforced security policies to govern appropriate use by employees, contractors and guests.</text:p>
        </text:list-item>
        <text:list-item>
          <text:p text:style-name="P24">Initiated, planned, and implemented a full-scale integration of an MPLS IP network throughout a two-county footprint of ten locations, serving over 100 employees.</text:p>
        </text:list-item>
      </text:list>
      <text:p text:style-name="Standard"/>
      <text:p text:style-name="P6"/>
      <text:p text:style-name="P3">Nicholas Santiago<text:tab/><text:tab/><text:tab/><text:tab/><text:tab/><text:tab/><text:tab/><text:tab/><text:tab/><text:tab/><text:tab/>Page 3</text:p>
      <text:p text:style-name="P3">Relevant Professional Experience, continued</text:p>
      <text:p text:style-name="P3"/>
      <text:p text:style-name="P3">Core Technical Competencies</text:p>
      <text:list text:style-name="L12">
        <text:list-item>
          <text:p text:style-name="P26">Linux Distributions: Red Hat Enterprise Linux, CentOS, <text:span text:style-name="T10">Rocky</text:span>, Fedora, Debian, Ubuntu, <text:span text:style-name="T2">Alpine</text:span></text:p>
        </text:list-item>
      </text:list>
      <text:list text:style-name="L13">
        <text:list-item>
          <text:p text:style-name="P27">Ansible and Shell scripting</text:p>
        </text:list-item>
      </text:list>
      <text:list text:style-name="L14">
        <text:list-item>
          <text:p text:style-name="P28">Jenkins CI/CD</text:p>
        </text:list-item>
      </text:list>
      <text:list text:style-name="L15">
        <text:list-item>
          <text:p text:style-name="P29">Git, GitLab CI, GitHub Actions, <text:span text:style-name="T8">Tekton, Concourse CI</text:span></text:p>
        </text:list-item>
      </text:list>
      <text:list text:style-name="L16">
        <text:list-item>
          <text:p text:style-name="P30">IBM UrbanCode Deploy</text:p>
        </text:list-item>
      </text:list>
      <text:list text:style-name="L17">
        <text:list-item>
          <text:p text:style-name="P31">IBM WebSphere Application Server</text:p>
        </text:list-item>
      </text:list>
      <text:list text:style-name="L18">
        <text:list-item>
          <text:p text:style-name="P32">Spring Boot Java Framework</text:p>
        </text:list-item>
      </text:list>
      <text:list text:style-name="L19">
        <text:list-item>
          <text:p text:style-name="P33">Amazon Web Services (EC2, ELB, S3, RDS, Route 53, VPC)</text:p>
        </text:list-item>
        <text:list-item>
          <text:p text:style-name="P34">Containerization (Docker, Podman, <text:span text:style-name="T9">Kaniko, </text:span>Kubernetes, Swarm)</text:p>
        </text:list-item>
      </text:list>
      <text:list text:style-name="L20">
        <text:list-item>
          <text:p text:style-name="P35">Cloud Service Implementation (SaaS, IaaS, PaaS)</text:p>
        </text:list-item>
      </text:list>
      <text:list text:style-name="L21">
        <text:list-item>
          <text:p text:style-name="P36">MySQL, MariaDB, <text:span text:style-name="T3">PostgreSQL</text:span>, MongoDB, Redis</text:p>
        </text:list-item>
      </text:list>
      <text:list text:style-name="L22">
        <text:list-item>
          <text:p text:style-name="P37"><text:span text:style-name="T7">Vodia, </text:span>3CX, Asterisk and Switchvox IP PBXs</text:p>
        </text:list-item>
      </text:list>
      <text:list text:style-name="L23">
        <text:list-item>
          <text:p text:style-name="P38">NEC, Avaya, Nortel, and Executone key telephone and PBX systems</text:p>
        </text:list-item>
      </text:list>
      <text:list text:style-name="L24">
        <text:list-item>
          <text:p text:style-name="P39">TCP/IP networking</text:p>
        </text:list-item>
      </text:list>
      <text:p text:style-name="Standard"/>
      <text:p text:style-name="P3">Recent Education and Certifications</text:p>
      <text:p text:style-name="Standard">Amazon Web Services<text:tab/><text:tab/><text:tab/><text:tab/><text:tab/>Seattle, Washington</text:p>
      <text:p text:style-name="Standard">Certified Cloud Practitioner</text:p>
      <text:p text:style-name="Standard"/>
      <text:p text:style-name="P11">Red Hat<text:tab/><text:tab/><text:tab/><text:tab/><text:tab/><text:tab/><text:tab/>Raleigh, North Carolina</text:p>
      <text:p text:style-name="P11">DO180 – Containers, Kubernetes, and Red Hat OpenShift</text:p>
      <text:p text:style-name="P10">DO288 – OpenShift Development I: Containerizing Applications</text:p>
      <text:list text:style-name="L25">
        <text:list-header>
          <text:p text:style-name="P40"/>
        </text:list-header>
      </text:list>
      <text:p text:style-name="P10">Cloudera<text:tab/><text:tab/><text:tab/><text:tab/><text:tab/><text:tab/><text:tab/>Palo Alto, California</text:p>
      <text:p text:style-name="P10">Cloudera Search <text:span text:style-name="T4">&amp; </text:span>Data Analyst</text:p>
      <text:p text:style-name="Standard"><text:tab/></text:p>
      <text:p text:style-name="Standard">Cisco Systems<text:tab/><text:tab/><text:tab/><text:tab/><text:tab/><text:tab/><text:tab/>San Jose, California</text:p>
      <text:p text:style-name="Standard">Small and Medium Business - Account Engineer </text:p>
      <text:p text:style-name="Standard"/>
      <text:p text:style-name="Standard">Lackawanna College<text:tab/><text:tab/><text:tab/><text:tab/><text:tab/><text:tab/>Scranton, Pennsylvania</text:p>
      <text:p text:style-name="Standard">Act 49 Law Enforcement Academy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color="#00000a" loext:opacity="100%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Liberation Sans" style:font-family-asian="'Liberation Sans'" style:font-family-generic-asian="roman" style:font-pitch-asian="variable" style:font-size-asian="14pt" style:font-name-complex="Liberation Sans" style:font-family-complex="'Liberation Sans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in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0" fo:widows="0" fo:hyphenation-ladder-count="no-limit" style:vertical-align="baseline"/>
      <style:text-properties fo:hyphenate="false" loext:hyphenation-no-caps="false" loext:hyphenation-no-last-word="false" loext:hyphenation-word-char-count="no-limit" loext:hyphenation-zone="no-limit"/>
    </style:style>
    <style:style style:name="Body_20_Text" style:display-name="Body Text" style:family="paragraph" style:parent-style-name="Normal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yperlink1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2" style:display-name="WW_CharLFO10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2" style:display-name="WW_CharLFO11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5" style:display-name="WW_CharLFO11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8" style:display-name="WW_CharLFO11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2" style:display-name="WW_CharLFO12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5" style:display-name="WW_CharLFO12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8" style:display-name="WW_CharLFO12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2" style:display-name="WW_CharLFO15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5" style:display-name="WW_CharLFO15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8" style:display-name="WW_CharLFO15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2" style:display-name="WW_CharLFO16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5" style:display-name="WW_CharLFO16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8" style:display-name="WW_CharLFO16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2" style:display-name="WW_CharLFO17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2" style:display-name="WW_CharLFO18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5" style:display-name="WW_CharLFO18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8" style:display-name="WW_CharLFO18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2" style:display-name="WW_CharLFO19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9LVL3" style:display-name="WW_CharLFO19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5" style:display-name="WW_CharLFO19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9LVL6" style:display-name="WW_CharLFO19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8" style:display-name="WW_CharLFO19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9LVL9" style:display-name="WW_CharLFO19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2" style:display-name="WW_CharLFO20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5" style:display-name="WW_CharLFO20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8" style:display-name="WW_CharLFO20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2" style:display-name="WW_CharLFO21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1LVL3" style:display-name="WW_CharLFO21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5" style:display-name="WW_CharLFO21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1LVL6" style:display-name="WW_CharLFO21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8" style:display-name="WW_CharLFO21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1LVL9" style:display-name="WW_CharLFO21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2" style:display-name="WW_CharLFO22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2LVL3" style:display-name="WW_CharLFO22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5" style:display-name="WW_CharLFO22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2LVL6" style:display-name="WW_CharLFO22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8" style:display-name="WW_CharLFO22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2LVL9" style:display-name="WW_CharLFO22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2" style:display-name="WW_CharLFO23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3LVL3" style:display-name="WW_CharLFO23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5" style:display-name="WW_CharLFO23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3LVL6" style:display-name="WW_CharLFO23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8" style:display-name="WW_CharLFO23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3LVL9" style:display-name="WW_CharLFO23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2" style:display-name="WW_CharLFO24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5" style:display-name="WW_CharLFO24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8" style:display-name="WW_CharLFO24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2" style:display-name="WW_CharLFO26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5" style:display-name="WW_CharLFO26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8" style:display-name="WW_CharLFO26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2" style:display-name="WW_CharLFO28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5" style:display-name="WW_CharLFO28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8" style:display-name="WW_CharLFO28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2" style:display-name="WW_CharLFO30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2" style:display-name="WW_CharLFO31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5" style:display-name="WW_CharLFO31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8" style:display-name="WW_CharLFO31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2" style:display-name="WW_CharLFO32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2LVL3" style:display-name="WW_CharLFO32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5" style:display-name="WW_CharLFO32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2LVL6" style:display-name="WW_CharLFO32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8" style:display-name="WW_CharLFO32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2LVL9" style:display-name="WW_CharLFO32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2" style:display-name="WW_CharLFO33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3LVL3" style:display-name="WW_CharLFO33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5" style:display-name="WW_CharLFO33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3LVL6" style:display-name="WW_CharLFO33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8" style:display-name="WW_CharLFO33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3LVL9" style:display-name="WW_CharLFO33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2" style:display-name="WW_CharLFO34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4LVL3" style:display-name="WW_CharLFO34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5" style:display-name="WW_CharLFO34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4LVL6" style:display-name="WW_CharLFO34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8" style:display-name="WW_CharLFO34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4LVL9" style:display-name="WW_CharLFO34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5LVL1" style:display-name="WW_CharLFO3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2" style:display-name="WW_CharLFO35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5LVL3" style:display-name="WW_CharLFO35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5LVL4" style:display-name="WW_CharLFO3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5" style:display-name="WW_CharLFO35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5LVL6" style:display-name="WW_CharLFO35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5LVL7" style:display-name="WW_CharLFO3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8" style:display-name="WW_CharLFO35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5LVL9" style:display-name="WW_CharLFO35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6LVL1" style:display-name="WW_CharLFO3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2" style:display-name="WW_CharLFO36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6LVL3" style:display-name="WW_CharLFO36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5" style:display-name="WW_CharLFO36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6LVL6" style:display-name="WW_CharLFO36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8" style:display-name="WW_CharLFO36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6LVL9" style:display-name="WW_CharLFO36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2" style:display-name="WW_CharLFO37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7LVL3" style:display-name="WW_CharLFO37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5" style:display-name="WW_CharLFO37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7LVL6" style:display-name="WW_CharLFO37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8" style:display-name="WW_CharLFO37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7LVL9" style:display-name="WW_CharLFO37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2" style:display-name="WW_CharLFO38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8LVL3" style:display-name="WW_CharLFO38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5" style:display-name="WW_CharLFO38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8LVL6" style:display-name="WW_CharLFO38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8" style:display-name="WW_CharLFO38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8LVL9" style:display-name="WW_CharLFO38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2" style:display-name="WW_CharLFO39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9LVL3" style:display-name="WW_CharLFO39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5" style:display-name="WW_CharLFO39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9LVL6" style:display-name="WW_CharLFO39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8" style:display-name="WW_CharLFO39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9LVL9" style:display-name="WW_CharLFO39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0LVL1" style:display-name="WW_CharLFO4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2" style:display-name="WW_CharLFO40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0LVL3" style:display-name="WW_CharLFO40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0LVL4" style:display-name="WW_CharLFO4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5" style:display-name="WW_CharLFO40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0LVL6" style:display-name="WW_CharLFO40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0LVL7" style:display-name="WW_CharLFO4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8" style:display-name="WW_CharLFO40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0LVL9" style:display-name="WW_CharLFO40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1LVL1" style:display-name="WW_CharLFO4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2" style:display-name="WW_CharLFO41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1LVL3" style:display-name="WW_CharLFO41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1LVL4" style:display-name="WW_CharLFO4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5" style:display-name="WW_CharLFO41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1LVL6" style:display-name="WW_CharLFO41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1LVL7" style:display-name="WW_CharLFO4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8" style:display-name="WW_CharLFO41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1LVL9" style:display-name="WW_CharLFO41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2LVL1" style:display-name="WW_CharLFO4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2" style:display-name="WW_CharLFO42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2LVL3" style:display-name="WW_CharLFO42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2LVL4" style:display-name="WW_CharLFO4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5" style:display-name="WW_CharLFO42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2LVL6" style:display-name="WW_CharLFO42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2LVL7" style:display-name="WW_CharLFO4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8" style:display-name="WW_CharLFO42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2LVL9" style:display-name="WW_CharLFO42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3LVL1" style:display-name="WW_CharLFO4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2" style:display-name="WW_CharLFO43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3LVL3" style:display-name="WW_CharLFO43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3LVL4" style:display-name="WW_CharLFO4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5" style:display-name="WW_CharLFO43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3LVL6" style:display-name="WW_CharLFO43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3LVL7" style:display-name="WW_CharLFO4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8" style:display-name="WW_CharLFO43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3LVL9" style:display-name="WW_CharLFO43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4LVL1" style:display-name="WW_CharLFO4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2" style:display-name="WW_CharLFO44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4LVL3" style:display-name="WW_CharLFO44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5" style:display-name="WW_CharLFO44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4LVL6" style:display-name="WW_CharLFO44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8" style:display-name="WW_CharLFO44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4LVL9" style:display-name="WW_CharLFO44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598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title/>
    <dc:description/>
    <dc:subject/>
    <meta:initial-creator>Nicholas Santiago</meta:initial-creator>
    <meta:creation-date>2022-02-10T18:25:00Z</meta:creation-date>
    <dc:date>2023-06-13T09:34:19.621540830</dc:date>
    <meta:editing-cycles>25</meta:editing-cycles>
    <meta:editing-duration>PT27M55S</meta:editing-duration>
    <meta:document-statistic meta:table-count="0" meta:image-count="0" meta:object-count="0" meta:page-count="3" meta:paragraph-count="80" meta:word-count="968" meta:character-count="6968" meta:non-whitespace-character-count="5992"/>
    <meta:template xlink:type="simple" xlink:actuate="onRequest" xlink:title="" xlink:href="Normal.dotm"/>
  </office:meta>
</office:document-meta>
</file>